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93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32.35mm"/>
    </style:style>
    <style:style style:name="co4" style:family="table-column">
      <style:table-column-properties fo:break-before="auto" style:column-width="39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olecular weight (g/mol)</text:p>
          </table:table-cell>
          <table:table-cell office:value-type="string" calcext:value-type="string">
            <text:p>concentration (g/L)</text:p>
          </table:table-cell>
          <table:table-cell table:style-name="Default" office:value-type="string" calcext:value-type="string">
            <text:p>concentration (mmol/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</text:p>
          </table:table-cell>
          <table:table-cell office:value-type="float" office:value="180.1559" calcext:value-type="float">
            <text:p>180.1559</text:p>
          </table:table-cell>
          <table:table-cell office:value-type="float" office:value="11.9" calcext:value-type="float">
            <text:p>11.9</text:p>
          </table:table-cell>
          <table:table-cell table:style-name="ce2" table:formula="of:=1000*[.C2]/[.B2]" office:value-type="float" office:value="66.0539010934419" calcext:value-type="float">
            <text:p>66.0539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ammonium sulfate</text:p>
          </table:table-cell>
          <table:table-cell office:value-type="float" office:value="132.1395" calcext:value-type="float">
            <text:p>132.1395</text:p>
          </table:table-cell>
          <table:table-cell office:value-type="float" office:value="2" calcext:value-type="float">
            <text:p>2</text:p>
          </table:table-cell>
          <table:table-cell table:style-name="ce2" table:formula="of:=1000*[.C3]/[.B3]" office:value-type="float" office:value="15.1355196591481" calcext:value-type="float">
            <text:p>15.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otassium phosphate</text:p>
          </table:table-cell>
          <table:table-cell office:value-type="float" office:value="174.1759" calcext:value-type="float">
            <text:p>174.1759</text:p>
          </table:table-cell>
          <table:table-cell office:value-type="float" office:value="14.6" calcext:value-type="float">
            <text:p>14.6</text:p>
          </table:table-cell>
          <table:table-cell table:style-name="ce2" table:formula="of:=1000*[.C4]/[.B4]" office:value-type="float" office:value="83.8233073576769" calcext:value-type="float">
            <text:p>83.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hydrogen phosphate (hydrated)</text:p>
          </table:table-cell>
          <table:table-cell office:value-type="float" office:value="156.0076" calcext:value-type="float">
            <text:p>156.0076</text:p>
          </table:table-cell>
          <table:table-cell office:value-type="float" office:value="3.6" calcext:value-type="float">
            <text:p>3.6</text:p>
          </table:table-cell>
          <table:table-cell table:style-name="ce2" table:formula="of:=1000*[.C5]/[.B5]" office:value-type="float" office:value="23.075798871337" calcext:value-type="float">
            <text:p>23.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um hydrogen citrate</text:p>
          </table:table-cell>
          <table:table-cell office:value-type="float" office:value="226.181" calcext:value-type="float">
            <text:p>226.181</text:p>
          </table:table-cell>
          <table:table-cell office:value-type="float" office:value="0.5" calcext:value-type="float">
            <text:p>0.5</text:p>
          </table:table-cell>
          <table:table-cell table:style-name="ce2" table:formula="of:=1000*[.C6]/[.B6]" office:value-type="float" office:value="2.21061892908777" calcext:value-type="float">
            <text:p>2.2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esium sulfate</text:p>
          </table:table-cell>
          <table:table-cell office:value-type="float" office:value="120.3676" calcext:value-type="float">
            <text:p>120.3676</text:p>
          </table:table-cell>
          <table:table-cell office:value-type="float" office:value="0.24" calcext:value-type="float">
            <text:p>0.24</text:p>
          </table:table-cell>
          <table:table-cell table:style-name="ce2" table:formula="of:=1000*[.C7]/[.B7]" office:value-type="float" office:value="1.99389204403843" calcext:value-type="float">
            <text:p>1.9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ium chloride (hydrated)</text:p>
          </table:table-cell>
          <table:table-cell office:value-type="float" office:value="147.0146" calcext:value-type="float">
            <text:p>147.0146</text:p>
          </table:table-cell>
          <table:table-cell table:formula="of:=1*0.001" office:value-type="float" office:value="0.001" calcext:value-type="float">
            <text:p>0.001</text:p>
          </table:table-cell>
          <table:table-cell table:style-name="ce2" table:formula="of:=1000*[.C8]/[.B8]" office:value-type="float" office:value="0.00680204551112611" calcext:value-type="float">
            <text:p>0.0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(III) chloride</text:p>
          </table:table-cell>
          <table:table-cell office:value-type="float" office:value="162.204" calcext:value-type="float">
            <text:p>162.204</text:p>
          </table:table-cell>
          <table:table-cell table:formula="of:=20.06*0.001" office:value-type="float" office:value="0.02006" calcext:value-type="float">
            <text:p>0.02006</text:p>
          </table:table-cell>
          <table:table-cell table:style-name="ce2" table:formula="of:=1000*[.C9]/[.B9]" office:value-type="float" office:value="0.123671426105398" calcext:value-type="float">
            <text:p>0.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sulfate (hydrated)</text:p>
          </table:table-cell>
          <table:table-cell office:value-type="float" office:value="287.5496" calcext:value-type="float">
            <text:p>287.5496</text:p>
          </table:table-cell>
          <table:table-cell table:formula="of:=0.36*0.001" office:value-type="float" office:value="0.00036" calcext:value-type="float">
            <text:p>0.00036</text:p>
          </table:table-cell>
          <table:table-cell table:style-name="ce2" table:formula="of:=1000*[.C10]/[.B10]" office:value-type="float" office:value="0.00125195792308527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sulfate (hydrated)</text:p>
          </table:table-cell>
          <table:table-cell office:value-type="float" office:value="249.685" calcext:value-type="float">
            <text:p>249.685</text:p>
          </table:table-cell>
          <table:table-cell table:formula="of:=0.32*0.001" office:value-type="float" office:value="0.00032" calcext:value-type="float">
            <text:p>0.00032</text:p>
          </table:table-cell>
          <table:table-cell table:style-name="ce2" table:formula="of:=1000*[.C11]/[.B11]" office:value-type="float" office:value="0.00128161483469171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nese (II) sulfate (hydrated)</text:p>
          </table:table-cell>
          <table:table-cell office:value-type="float" office:value="169.0159" calcext:value-type="float">
            <text:p>169.0159</text:p>
          </table:table-cell>
          <table:table-cell table:formula="of:=0.3*0.001" office:value-type="float" office:value="0.0003" calcext:value-type="float">
            <text:p>0.0003</text:p>
          </table:table-cell>
          <table:table-cell table:style-name="ce2" table:formula="of:=1000*[.C12]/[.B12]" office:value-type="float" office:value="0.00177498093374647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balt (II) chloride (hydrated)</text:p>
          </table:table-cell>
          <table:table-cell office:value-type="float" office:value="237.9309" calcext:value-type="float">
            <text:p>237.9309</text:p>
          </table:table-cell>
          <table:table-cell table:formula="of:=0.36*0.001" office:value-type="float" office:value="0.00036" calcext:value-type="float">
            <text:p>0.00036</text:p>
          </table:table-cell>
          <table:table-cell table:style-name="ce2" table:formula="of:=1000*[.C13]/[.B13]" office:value-type="float" office:value="0.00151304433345984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2EDTA.2H2O</text:p>
          </table:table-cell>
          <table:table-cell office:value-type="float" office:value="372.24" calcext:value-type="float">
            <text:p>372.24</text:p>
          </table:table-cell>
          <table:table-cell table:formula="of:=44.6*0.001" office:value-type="float" office:value="0.0446" calcext:value-type="float">
            <text:p>0.0446</text:p>
          </table:table-cell>
          <table:table-cell table:style-name="ce2" table:formula="of:=1000*[.C14]/[.B14]" office:value-type="float" office:value="0.119815173006662" calcext:value-type="float">
            <text:p>0.11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lucose</text:p>
          </table:table-cell>
          <table:table-cell table:style-name="ce2" table:formula="of:=[.D2]" office:value-type="float" office:value="66.0539010934419" calcext:value-type="float">
            <text:p>66.0539</text:p>
          </table:table-cell>
          <table:table-cell table:style-name="ce4" table:formula="of:=(-0.23/[.$B$16])*[.B16]" office:value-type="float" office:value="-0.23" calcext:value-type="float">
            <text:p>-0.23</text:p>
          </table:table-cell>
          <table:table-cell table:formula="of:=(-10/[.$B$16])*[.B16]" office:value-type="float" office:value="-10" calcext:value-type="float">
            <text:p>-10</text:p>
          </table:table-cell>
          <table:table-cell table:formula="of:=-[.B16]*0.1/3600" office:value-type="float" office:value="-0.00183483058592894" calcext:value-type="float">
            <text:p>-0.0018348306</text:p>
          </table:table-cell>
          <table:table-cell/>
        </table:table-row>
        <table:table-row table:style-name="ro1">
          <table:table-cell office:value-type="string" calcext:value-type="string">
            <text:p>NH4+</text:p>
          </table:table-cell>
          <table:table-cell table:style-name="ce2" table:formula="of:=2*[.D3]+2*[.D6]" office:value-type="float" office:value="34.6922771764717" calcext:value-type="float">
            <text:p>34.6923</text:p>
          </table:table-cell>
          <table:table-cell table:style-name="ce5" table:formula="of:=(-0.23/[.$B$16])*[.B17]" office:value-type="float" office:value="-0.120798675301567" calcext:value-type="float">
            <text:p>-0.1207986753</text:p>
          </table:table-cell>
          <table:table-cell table:formula="of:=(-10/[.$B$16])*[.B17]" office:value-type="float" office:value="-5.25211631745942" calcext:value-type="float">
            <text:p>-5.2521163175</text:p>
          </table:table-cell>
          <table:table-cell table:formula="of:=-[.B17]*0.1/3600" office:value-type="float" office:value="-0.000963674366013103" calcext:value-type="float">
            <text:p>-0.0009636744</text:p>
          </table:table-cell>
          <table:table-cell/>
        </table:table-row>
        <table:table-row table:style-name="ro1">
          <table:table-cell office:value-type="string" calcext:value-type="string">
            <text:p>SO4 2-</text:p>
          </table:table-cell>
          <table:table-cell table:style-name="ce2" table:formula="of:=[.D3]+[.D7]+[.D10]+[.D11]+[.D12]" office:value-type="float" office:value="17.133720256878" calcext:value-type="float">
            <text:p>17.1337</text:p>
          </table:table-cell>
          <table:table-cell table:style-name="ce5" table:formula="of:=(-0.23/[.$B$16])*[.B18]" office:value-type="float" office:value="-0.0596596960035296" calcext:value-type="float">
            <text:p>-0.059659696</text:p>
          </table:table-cell>
          <table:table-cell table:formula="of:=(-10/[.$B$16])*[.B18]" office:value-type="float" office:value="-2.59389982624041" calcext:value-type="float">
            <text:p>-2.5938998262</text:p>
          </table:table-cell>
          <table:table-cell table:formula="of:=-[.B18]*0.1/3600" office:value-type="float" office:value="-0.000475936673802167" calcext:value-type="float">
            <text:p>-0.0004759367</text:p>
          </table:table-cell>
          <table:table-cell/>
        </table:table-row>
        <table:table-row table:style-name="ro1">
          <table:table-cell office:value-type="string" calcext:value-type="string">
            <text:p>K+</text:p>
          </table:table-cell>
          <table:table-cell table:style-name="ce2" table:formula="of:=2*[.D4]" office:value-type="float" office:value="167.646614715354" calcext:value-type="float">
            <text:p>167.6466</text:p>
          </table:table-cell>
          <table:table-cell table:style-name="ce5" table:formula="of:=(-0.23/[.$B$16])*[.B19]" office:value-type="float" office:value="-0.583746315452059" calcext:value-type="float">
            <text:p>-0.5837463155</text:p>
          </table:table-cell>
          <table:table-cell table:formula="of:=(-10/[.$B$16])*[.B19]" office:value-type="float" office:value="-25.3802745848721" calcext:value-type="float">
            <text:p>-25.3802745849</text:p>
          </table:table-cell>
          <table:table-cell table:formula="of:=-[.B19]*0.1/3600" office:value-type="float" office:value="-0.00465685040875983" calcext:value-type="float">
            <text:p>-0.0046568504</text:p>
          </table:table-cell>
          <table:table-cell/>
        </table:table-row>
        <table:table-row table:style-name="ro1">
          <table:table-cell table:style-name="ce1" office:value-type="string" calcext:value-type="string">
            <text:p>HPO4 2-</text:p>
          </table:table-cell>
          <table:table-cell table:style-name="ce3" table:formula="of:=[.D4]" office:value-type="float" office:value="83.8233073576769" calcext:value-type="float">
            <text:p>83.8233</text:p>
          </table:table-cell>
          <table:table-cell table:style-name="ce5" table:formula="of:=(-0.23/[.$B$16])*[.B20]" office:value-type="float" office:value="-0.291873157726029" calcext:value-type="float">
            <text:p>-0.2918731577</text:p>
          </table:table-cell>
          <table:table-cell table:formula="of:=(-10/[.$B$16])*[.B20]" office:value-type="float" office:value="-12.690137292436" calcext:value-type="float">
            <text:p>-12.6901372924</text:p>
          </table:table-cell>
          <table:table-cell table:formula="of:=-[.B20]*0.1/3600" office:value-type="float" office:value="-0.00232842520437991" calcext:value-type="float">
            <text:p>-0.0023284252</text:p>
          </table:table-cell>
          <table:table-cell/>
        </table:table-row>
        <table:table-row table:style-name="ro1">
          <table:table-cell table:style-name="ce1" office:value-type="string" calcext:value-type="string">
            <text:p>H2PO4 -</text:p>
          </table:table-cell>
          <table:table-cell table:style-name="ce3" table:formula="of:=[.D5]" office:value-type="float" office:value="23.075798871337" calcext:value-type="float">
            <text:p>23.0758</text:p>
          </table:table-cell>
          <table:table-cell table:style-name="ce5" table:formula="of:=(-0.23/[.$B$16])*[.B21]" office:value-type="float" office:value="-0.080350042201133" calcext:value-type="float">
            <text:p>-0.0803500422</text:p>
          </table:table-cell>
          <table:table-cell table:formula="of:=(-10/[.$B$16])*[.B21]" office:value-type="float" office:value="-3.49348009570143" calcext:value-type="float">
            <text:p>-3.4934800957</text:p>
          </table:table-cell>
          <table:table-cell table:formula="of:=-[.B21]*0.1/3600" office:value-type="float" office:value="-0.000640994413092694" calcext:value-type="float">
            <text:p>-0.0006409944</text:p>
          </table:table-cell>
          <table:table-cell/>
        </table:table-row>
        <table:table-row table:style-name="ro1">
          <table:table-cell office:value-type="string" calcext:value-type="string">
            <text:p>Hcitrate</text:p>
          </table:table-cell>
          <table:table-cell table:style-name="ce2" table:formula="of:=[.D6]" office:value-type="float" office:value="2.21061892908777" calcext:value-type="float">
            <text:p>2.2106</text:p>
          </table:table-cell>
          <table:table-cell table:style-name="ce5" table:formula="of:=(-0.23/[.$B$16])*[.B22]" office:value-type="float" office:value="-0.0076973856997625" calcext:value-type="float">
            <text:p>-0.0076973857</text:p>
          </table:table-cell>
          <table:table-cell table:formula="of:=(-10/[.$B$16])*[.B22]" office:value-type="float" office:value="-0.334668943467935" calcext:value-type="float">
            <text:p>-0.3346689435</text:p>
          </table:table-cell>
          <table:table-cell table:formula="of:=-[.B22]*0.1/3600" office:value-type="float" office:value="-0.0000614060813635492" calcext:value-type="float">
            <text:p>-6.14060813635492E-05</text:p>
          </table:table-cell>
          <table:table-cell/>
        </table:table-row>
        <table:table-row table:style-name="ro1">
          <table:table-cell office:value-type="string" calcext:value-type="string">
            <text:p>Mg2+</text:p>
          </table:table-cell>
          <table:table-cell table:style-name="ce2" table:formula="of:=[.D7]" office:value-type="float" office:value="1.99389204403843" calcext:value-type="float">
            <text:p>1.9939</text:p>
          </table:table-cell>
          <table:table-cell table:style-name="ce5" table:formula="of:=(-0.23/[.$B$16])*[.B23]" office:value-type="float" office:value="-0.00694274164791715" calcext:value-type="float">
            <text:p>-0.0069427416</text:p>
          </table:table-cell>
          <table:table-cell table:formula="of:=(-10/[.$B$16])*[.B23]" office:value-type="float" office:value="-0.301858332518137" calcext:value-type="float">
            <text:p>-0.3018583325</text:p>
          </table:table-cell>
          <table:table-cell table:formula="of:=-[.B23]*0.1/3600" office:value-type="float" office:value="-0.0000553858901121786" calcext:value-type="float">
            <text:p>-5.53858901121786E-05</text:p>
          </table:table-cell>
          <table:table-cell/>
        </table:table-row>
        <table:table-row table:style-name="ro1">
          <table:table-cell office:value-type="string" calcext:value-type="string">
            <text:p>Ca2+</text:p>
          </table:table-cell>
          <table:table-cell table:style-name="ce2" table:formula="of:=[.D8]" office:value-type="float" office:value="0.00680204551112611" calcext:value-type="float">
            <text:p>0.0068</text:p>
          </table:table-cell>
          <table:table-cell table:style-name="ce5" table:formula="of:=(-0.23/[.$B$16])*[.B24]" office:value-type="float" office:value="-0.0000236847550509675" calcext:value-type="float">
            <text:p>-2.36847550509675E-05</text:p>
          </table:table-cell>
          <table:table-cell table:formula="of:=(-10/[.$B$16])*[.B24]" office:value-type="float" office:value="-0.00102977195873772" calcext:value-type="float">
            <text:p>-0.001029772</text:p>
          </table:table-cell>
          <table:table-cell table:formula="of:=-[.B24]*0.1/3600" office:value-type="float" office:value="-0.000000188945708642392" calcext:value-type="float">
            <text:p>-1.88945708642392E-07</text:p>
          </table:table-cell>
          <table:table-cell/>
        </table:table-row>
        <table:table-row table:style-name="ro1">
          <table:table-cell office:value-type="string" calcext:value-type="string">
            <text:p>Cl-</text:p>
          </table:table-cell>
          <table:table-cell table:style-name="ce2" table:formula="of:=2*[.D8]+3*[.D9]+2*[.D13]" office:value-type="float" office:value="0.387644458005366" calcext:value-type="float">
            <text:p>0.3876</text:p>
          </table:table-cell>
          <table:table-cell table:style-name="ce5" table:formula="of:=(-0.23/[.$B$16])*[.B25]" office:value-type="float" office:value="-0.00134977985955906" calcext:value-type="float">
            <text:p>-0.0013497799</text:p>
          </table:table-cell>
          <table:table-cell table:formula="of:=(-10/[.$B$16])*[.B25]" office:value-type="float" office:value="-0.058686080850394" calcext:value-type="float">
            <text:p>-0.0586860809</text:p>
          </table:table-cell>
          <table:table-cell table:formula="of:=-[.B25]*0.1/3600" office:value-type="float" office:value="-0.0000107679016112602" calcext:value-type="float">
            <text:p>-1.07679016112602E-05</text:p>
          </table:table-cell>
          <table:table-cell/>
        </table:table-row>
        <table:table-row table:style-name="ro1">
          <table:table-cell office:value-type="string" calcext:value-type="string">
            <text:p>Fe3+</text:p>
          </table:table-cell>
          <table:table-cell table:style-name="ce2" table:formula="of:=[.D9]" office:value-type="float" office:value="0.123671426105398" calcext:value-type="float">
            <text:p>0.1237</text:p>
          </table:table-cell>
          <table:table-cell table:style-name="ce5" table:formula="of:=(-0.23/[.$B$16])*[.B26]" office:value-type="float" office:value="-0.000430624498074735" calcext:value-type="float">
            <text:p>-0.0004306245</text:p>
          </table:table-cell>
          <table:table-cell table:formula="of:=(-10/[.$B$16])*[.B26]" office:value-type="float" office:value="-0.0187228042641189" calcext:value-type="float">
            <text:p>-0.0187228043</text:p>
          </table:table-cell>
          <table:table-cell table:formula="of:=-[.B26]*0.1/3600" office:value-type="float" office:value="-0.00000343531739181661" calcext:value-type="float">
            <text:p>-3.43531739181661E-06</text:p>
          </table:table-cell>
          <table:table-cell/>
        </table:table-row>
        <table:table-row table:style-name="ro1">
          <table:table-cell office:value-type="string" calcext:value-type="string">
            <text:p>Zn2+</text:p>
          </table:table-cell>
          <table:table-cell table:style-name="ce2" table:formula="of:=[.D10]" office:value-type="float" office:value="0.00125195792308527" calcext:value-type="float">
            <text:p>0.0013</text:p>
          </table:table-cell>
          <table:table-cell table:style-name="ce5" table:formula="of:=(-0.23/[.$B$16])*[.B27]" office:value-type="float" office:value="-0.00000435932348495615" calcext:value-type="float">
            <text:p>-4.35932348495615E-06</text:p>
          </table:table-cell>
          <table:table-cell table:formula="of:=(-10/[.$B$16])*[.B27]" office:value-type="float" office:value="-0.000189535803693746" calcext:value-type="float">
            <text:p>-0.0001895358</text:p>
          </table:table-cell>
          <table:table-cell table:formula="of:=-[.B27]*0.1/3600" office:value-type="float" office:value="-0.0000000347766089745908" calcext:value-type="float">
            <text:p>-3.47766089745908E-08</text:p>
          </table:table-cell>
          <table:table-cell/>
        </table:table-row>
        <table:table-row table:style-name="ro1">
          <table:table-cell office:value-type="string" calcext:value-type="string">
            <text:p>Cu2+</text:p>
          </table:table-cell>
          <table:table-cell table:style-name="ce2" table:formula="of:=[.D11]" office:value-type="float" office:value="0.00128161483469171" calcext:value-type="float">
            <text:p>0.0013</text:p>
          </table:table-cell>
          <table:table-cell table:style-name="ce5" table:formula="of:=(-0.23/[.$B$16])*[.B28]" office:value-type="float" office:value="-0.0000044625889932239" calcext:value-type="float">
            <text:p>-4.4625889932239E-06</text:p>
          </table:table-cell>
          <table:table-cell table:formula="of:=(-10/[.$B$16])*[.B28]" office:value-type="float" office:value="-0.000194025608401039" calcext:value-type="float">
            <text:p>-0.0001940256</text:p>
          </table:table-cell>
          <table:table-cell table:formula="of:=-[.B28]*0.1/3600" office:value-type="float" office:value="-0.0000000356004120747697" calcext:value-type="float">
            <text:p>-3.56004120747697E-08</text:p>
          </table:table-cell>
          <table:table-cell/>
        </table:table-row>
        <table:table-row table:style-name="ro1">
          <table:table-cell office:value-type="string" calcext:value-type="string">
            <text:p>Mn2+</text:p>
          </table:table-cell>
          <table:table-cell table:style-name="ce2" table:formula="of:=[.D12]" office:value-type="float" office:value="0.00177498093374647" calcext:value-type="float">
            <text:p>0.0018</text:p>
          </table:table-cell>
          <table:table-cell table:style-name="ce5" table:formula="of:=(-0.23/[.$B$16])*[.B29]" office:value-type="float" office:value="-0.00000618049211331472" calcext:value-type="float">
            <text:p>-6.18049211331472E-06</text:p>
          </table:table-cell>
          <table:table-cell table:formula="of:=(-10/[.$B$16])*[.B29]" office:value-type="float" office:value="-0.000268717048404988" calcext:value-type="float">
            <text:p>-0.000268717</text:p>
          </table:table-cell>
          <table:table-cell table:formula="of:=-[.B29]*0.1/3600" office:value-type="float" office:value="-0.0000000493050259374019" calcext:value-type="float">
            <text:p>-4.93050259374019E-08</text:p>
          </table:table-cell>
          <table:table-cell/>
        </table:table-row>
        <table:table-row table:style-name="ro1">
          <table:table-cell office:value-type="string" calcext:value-type="string">
            <text:p>Co2+</text:p>
          </table:table-cell>
          <table:table-cell table:style-name="ce2" table:formula="of:=[.D13]" office:value-type="float" office:value="0.00151304433345984" calcext:value-type="float">
            <text:p>0.0015</text:p>
          </table:table-cell>
          <table:table-cell table:style-name="ce5" table:formula="of:=(-0.23/[.$B$16])*[.B30]" office:value-type="float" office:value="-0.00000526842761646238" calcext:value-type="float">
            <text:p>-5.26842761646238E-06</text:p>
          </table:table-cell>
          <table:table-cell table:formula="of:=(-10/[.$B$16])*[.B30]" office:value-type="float" office:value="-0.000229062070280973" calcext:value-type="float">
            <text:p>-0.0002290621</text:p>
          </table:table-cell>
          <table:table-cell table:formula="of:=-[.B30]*0.1/3600" office:value-type="float" office:value="-0.0000000420290092627733" calcext:value-type="float">
            <text:p>-0.000000042</text:p>
          </table:table-cell>
          <table:table-cell/>
        </table:table-row>
        <table:table-row table:style-name="ro1">
          <table:table-cell office:value-type="string" calcext:value-type="string">
            <text:p>EDTA</text:p>
          </table:table-cell>
          <table:table-cell table:style-name="ce2" table:formula="of:=[.D14]" office:value-type="float" office:value="0.119815173006662" calcext:value-type="float">
            <text:p>0.1198</text:p>
          </table:table-cell>
          <table:table-cell table:style-name="ce5" table:formula="of:=(-0.23/[.$B$16])*[.B31]" office:value-type="float" office:value="-0.000417197006313809" calcext:value-type="float">
            <text:p>-0.000417197</text:p>
          </table:table-cell>
          <table:table-cell table:formula="of:=(-10/[.$B$16])*[.B31]" office:value-type="float" office:value="-0.0181390002745133" calcext:value-type="float">
            <text:p>-0.0181390003</text:p>
          </table:table-cell>
          <table:table-cell table:formula="of:=-[.B31]*0.1/3600" office:value-type="float" office:value="-0.00000332819925018506" calcext:value-type="float">
            <text:p>-3.32819925018506E-06</text:p>
          </table:table-cell>
          <table:table-cell/>
        </table:table-row>
        <table:table-row table:style-name="ro1">
          <table:table-cell office:value-type="string" calcext:value-type="string">
            <text:p>Na+</text:p>
          </table:table-cell>
          <table:table-cell table:formula="of:=[.D5]+2*[.D14]" office:value-type="float" office:value="23.3154292173503" calcext:value-type="float">
            <text:p>23.3154292174</text:p>
          </table:table-cell>
          <table:table-cell table:style-name="ce5" table:formula="of:=(-0.23/[.$B$16])*[.B32]" office:value-type="float" office:value="-0.0811844362137606" calcext:value-type="float">
            <text:p>-0.0811844362</text:p>
          </table:table-cell>
          <table:table-cell table:formula="of:=(-10/[.$B$16])*[.B32]" office:value-type="float" office:value="-3.52975809625045" calcext:value-type="float">
            <text:p>-3.5297580963</text:p>
          </table:table-cell>
          <table:table-cell table:formula="of:=-[.B32]*0.1/3600" office:value-type="float" office:value="-0.000647650811593065" calcext:value-type="float">
            <text:p>-0.0006476508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phosphates</text:p>
          </table:table-cell>
          <table:table-cell table:style-name="ce3" table:formula="of:=[.B20]+[.B21]" office:value-type="float" office:value="106.899106229014" calcext:value-type="float">
            <text:p>106.8991</text:p>
          </table:table-cell>
          <table:table-cell table:style-name="ce5" table:formula="of:=(-0.23/[.$B$16])*[.B34]" office:value-type="float" office:value="-0.372223199927162" calcext:value-type="float">
            <text:p>-0.3722231999</text:p>
          </table:table-cell>
          <table:table-cell table:formula="of:=(-10/[.$B$16])*[.B34]" office:value-type="float" office:value="-16.1836173881375" calcext:value-type="float">
            <text:p>-16.1836173881</text:p>
          </table:table-cell>
          <table:table-cell table:formula="of:=-[.B34]*0.1/3600" office:value-type="float" office:value="-0.00296941961747261" calcext:value-type="float">
            <text:p>-0.002969419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te about phosphates: 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plying above concentrations with pKa leads to negligible changes in the concentration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f the two species. Resulting pH is 6.64, but I don’t think this is very relevan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organic phosphates usually exist as HPO4 2- and H2PO4- in physiological conditions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15:26:41.888569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2:14:02.226339448</meta:creation-date>
    <dc:date>2018-08-03T15:33:49.275997210</dc:date>
    <meta:editing-duration>PT42M5S</meta:editing-duration>
    <meta:editing-cycles>7</meta:editing-cycles>
    <meta:generator>LibreOffice/5.1.6.2$Linux_X86_64 LibreOffice_project/10m0$Build-2</meta:generator>
    <meta:document-statistic meta:table-count="1" meta:cell-count="150" meta:object-count="0"/>
  </office:meta>
</office:document-meta>
</file>